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66.53mm"/>
    </style:style>
    <style:style style:name="co6" style:family="table-column">
      <style:table-column-properties fo:break-before="auto" style:column-width="6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uxi Mono" fo:font-weight="bold" style:font-weight-asian="bold" style:font-weight-complex="bold"/>
    </style:style>
    <style:style style:name="ce1" style:family="table-cell" style:parent-style-name="Default">
      <style:text-properties style:font-name="Luxi Mono"/>
    </style:style>
    <style:style style:name="ce7" style:family="table-cell" style:parent-style-name="Default">
      <style:table-cell-properties fo:background-color="#008000"/>
      <style:text-properties style:font-name="Luxi Mono"/>
    </style:style>
    <style:style style:name="ce6" style:family="table-cell" style:parent-style-name="Default">
      <style:table-cell-properties fo:background-color="#ff0000"/>
      <style:text-properties fo:color="#000000" style:font-name="Luxi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xi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000" fo:wrap-option="wrap"/>
      <style:text-properties style:use-window-font-color="true" style:text-outline="false" style:text-line-through-style="none" style:text-line-through-type="none" style:font-name="Luxi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8000" fo:wrap-option="no-wrap" style:shrink-to-fit="tru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style-name="ce3" office:value-type="string" calcext:value-type="string">
            <text:p>beacon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checkerboardId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characteristic</text:p>
          </table:table-cell>
          <table:table-cell table:style-name="ce3"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6:56:9D:78:F0:2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etz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style-name="ce11" office:value-type="string" calcext:value-type="string">
            <text:p>00002011-0000-1000-8000-00805f9b34fb</text:p>
          </table:table-cell>
          <table:table-cell table:style-name="ce11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6:56:9D:78:F0:2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etz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4D:FA:10:CC:26:0D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D:FA:10:CC:26:0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cc:a9:31:a9:cd:f6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North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d8:d1:f6:c6:94:5f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North-We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25:6b:08:a6:2e:c7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South-We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6d:ef:89:e0:8a:db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South-Ea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31:18:32:07:a7:4f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North-Ea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H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A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H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S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2"/>
          <table:table-cell table:style-name="ce6"/>
          <table:table-cell office:value-type="string" calcext:value-type="string">
            <text:p>Baumhaus</text:p>
          </table:table-cell>
          <table:table-cell table:style-name="ce6"/>
          <table:table-cell table:style-name="ce6" office:value-type="string" calcext:value-type="string">
            <text:p>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style-name="ce6" table:number-columns-repeated="1013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.00.0000</text:date>, <text:time style:data-style-name="N2" text:time-value="14:36:10.184251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etz van Rissenbeck</meta:initial-creator>
    <meta:creation-date>2018-05-31T06:50:21.611838531</meta:creation-date>
    <dc:date>2018-06-01T21:38:51.777131504</dc:date>
    <dc:creator>Goetz van Rissenbeck</dc:creator>
    <meta:editing-duration>PT8H6M36S</meta:editing-duration>
    <meta:editing-cycles>16</meta:editing-cycles>
    <meta:generator>LibreOffice/6.0.3.2$Linux_X86_64 LibreOffice_project/00m0$Build-2</meta:generator>
    <meta:document-statistic meta:table-count="1" meta:cell-count="500" meta:object-count="0"/>
  </office:meta>
</office:document-meta>
</file>